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D00000202617586CCE250D893.png" manifest:media-type="image/png"/>
  <manifest:file-entry manifest:full-path="Pictures/100002010000049E00000200A660FBDF625D162A.png" manifest:media-type="image/png"/>
  <manifest:file-entry manifest:full-path="Pictures/100002010000048B000002015678481B9634AAD7.png" manifest:media-type="image/png"/>
  <manifest:file-entry manifest:full-path="Pictures/10000201000004A8000001E0F8BAC90285E81FD5.png" manifest:media-type="image/png"/>
  <manifest:file-entry manifest:full-path="Pictures/100002010000048A000001F52A7EE8DF7575A90B.png" manifest:media-type="image/png"/>
  <manifest:file-entry manifest:full-path="Pictures/10000201000004A0000001FFFA28E963C6ADA983.png" manifest:media-type="image/png"/>
  <manifest:file-entry manifest:full-path="Pictures/100002010000047800000200A9FC9D644A350D0A.png" manifest:media-type="image/png"/>
  <manifest:file-entry manifest:full-path="Pictures/10000201000004930000021012E812771F63F941.png" manifest:media-type="image/png"/>
  <manifest:file-entry manifest:full-path="Pictures/10000201000004010000025A58404329094BF6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097" officeooo:paragraph-rsid="00082097"/>
    </style:style>
    <style:style style:name="P2" style:family="paragraph" style:parent-style-name="Standard">
      <style:text-properties officeooo:rsid="000978ef" officeooo:paragraph-rsid="000978ef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/>
      <text:p text:style-name="P1"><draw:frame draw:style-name="fr3" draw:name="Figura1" text:anchor-type="char" svg:x="-0.002cm" svg:y="0cm" svg:width="17cm" svg:height="9.984cm" draw:z-index="0"><draw:image xlink:href="Pictures/10000201000004010000025A58404329094BF6D0.png" xlink:type="simple" xlink:show="embed" xlink:actuate="onLoad" loext:mime-type="image/png"/></draw:frame><draw:frame draw:style-name="fr1" draw:name="Figura2" text:anchor-type="char" svg:width="17cm" svg:height="9.984cm" draw:z-index="1"><draw:image xlink:href="Pictures/10000201000004010000025A58404329094BF6D0.png" xlink:type="simple" xlink:show="embed" xlink:actuate="onLoad" loext:mime-type="image/png"/></draw:frame>.</text:p>
      <text:p text:style-name="P1"/>
      <text:p text:style-name="P1">Map armazena chave e valor</text:p>
      <text:p text:style-name="P1"/>
      <text:p text:style-name="P1"><draw:frame draw:style-name="fr1" draw:name="Figura3" text:anchor-type="char" svg:width="17cm" svg:height="7.608cm" draw:z-index="2"><draw:image xlink:href="Pictures/100002010000047800000200A9FC9D644A350D0A.png" xlink:type="simple" xlink:show="embed" xlink:actuate="onLoad" loext:mime-type="image/png"/></draw:frame></text:p>
      <text:p text:style-name="P1"/>
      <text:p text:style-name="P1"><draw:frame draw:style-name="fr2" draw:name="Figura4" text:anchor-type="char" svg:width="17cm" svg:height="7.329cm" draw:z-index="3"><draw:image xlink:href="Pictures/100002010000048A000001F52A7EE8DF7575A90B.png" xlink:type="simple" xlink:show="embed" xlink:actuate="onLoad" loext:mime-type="image/png"/></draw:frame><text:soft-page-break/>,</text:p>
      <text:p text:style-name="P1"/>
      <text:p text:style-name="P1"/>
      <text:p text:style-name="P2"><draw:frame draw:style-name="fr1" draw:name="Figura5" text:anchor-type="char" svg:width="17cm" svg:height="6.846cm" draw:z-index="4"><draw:image xlink:href="Pictures/10000201000004A8000001E0F8BAC90285E81FD5.png" xlink:type="simple" xlink:show="embed" xlink:actuate="onLoad" loext:mime-type="image/png"/></draw:frame><draw:frame draw:style-name="fr1" draw:name="Figura6" text:anchor-type="char" svg:width="17cm" svg:height="7.498cm" draw:z-index="5"><draw:image xlink:href="Pictures/100002010000048B000002015678481B9634AAD7.png" xlink:type="simple" xlink:show="embed" xlink:actuate="onLoad" loext:mime-type="image/png"/></draw:frame>g</text:p>
      <text:p text:style-name="P2"><draw:frame draw:style-name="fr3" draw:name="Figura7" text:anchor-type="char" svg:x="0cm" svg:y="1cm" svg:width="17cm" svg:height="7.664cm" draw:z-index="6"><draw:image xlink:href="Pictures/10000201000004930000021012E812771F63F941.png" xlink:type="simple" xlink:show="embed" xlink:actuate="onLoad" loext:mime-type="image/png"/></draw:frame>jk</text:p>
      <text:p text:style-name="P2"/>
      <text:p text:style-name="P2"/>
      <text:p text:style-name="P2"><draw:frame draw:style-name="fr1" draw:name="Figura10" text:anchor-type="char" svg:width="17cm" svg:height="7.336cm" draw:z-index="9"><draw:image xlink:href="Pictures/10000201000004A0000001FFFA28E963C6ADA983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Figura8" text:anchor-type="char" svg:width="17cm" svg:height="7.362cm" draw:z-index="7"><draw:image xlink:href="Pictures/100002010000049E00000200A660FBDF625D162A.png" xlink:type="simple" xlink:show="embed" xlink:actuate="onLoad" loext:mime-type="image/png"/></draw:frame><draw:frame draw:style-name="fr2" draw:name="Figura9" text:anchor-type="char" svg:width="17cm" svg:height="7.299cm" draw:z-index="8"><draw:image xlink:href="Pictures/10000201000004AD00000202617586CCE250D89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21:11:54.668410258</meta:creation-date>
    <dc:date>2021-03-05T22:17:03.062721176</dc:date>
    <meta:editing-duration>PT4M41S</meta:editing-duration>
    <meta:editing-cycles>1</meta:editing-cycles>
    <meta:document-statistic meta:table-count="0" meta:image-count="10" meta:object-count="0" meta:page-count="4" meta:paragraph-count="5" meta:word-count="9" meta:character-count="31" meta:non-whitespace-character-count="27"/>
    <meta:generator>LibreOffice/6.4.6.2$Linux_X86_64 LibreOffice_project/40$Build-2</meta:generator>
  </office:meta>
</office:document-meta>
</file>